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64.686cm" fo:min-width="52.636cm" fo:padding-top="1.007cm" fo:padding-bottom="1.007cm" fo:padding-left="1.132cm" fo:padding-right="1.132cm"/>
    </style:style>
    <style:style style:name="gr2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gr3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6cm" draw:shadow="hidden"/>
      <style:paragraph-properties style:writing-mode="lr-tb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4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4.9cm" svg:height="66.7cm" svg:x="5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8.6cm" svg:y1="5cm" svg:x2="59.9cm" svg:y2="5cm">
          <text:p/>
        </draw:line>
        <draw:frame draw:style-name="gr3" draw:text-style-name="P3" draw:layer="layout" svg:width="16cm" svg:height="6.5cm" svg:x="43.75cm" svg:y="0.25cm">
          <draw:text-box>
            <text:p><text:span text:style-name="T1">213 cm</text:span></text:p>
          </draw:text-box>
        </draw:frame>
        <draw:frame draw:style-name="gr4" draw:text-style-name="P3" draw:layer="layout" svg:width="16cm" svg:height="6.25cm" svg:x="26cm" svg:y="73.5cm">
          <draw:text-box>
            <text:p><text:span text:style-name="T1">549 cm</text:span></text:p>
          </draw:text-box>
        </draw:frame>
        <draw:frame draw:style-name="gr3" draw:text-style-name="P3" draw:layer="layout" svg:width="16cm" svg:height="6.5cm" svg:x="61.5cm" svg:y="36.75cm">
          <draw:text-box>
            <text:p><text:span text:style-name="T1">667 cm</text:span></text:p>
          </draw:text-box>
        </draw:frame>
        <draw:custom-shape draw:style-name="gr5" draw:text-style-name="P5" draw:layer="layout" svg:width="6cm" svg:height="10.181cm" svg:x="65.722cm" svg:y="86.819cm">
          <text:p text:style-name="P4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5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2-01T10:23:06.566000000</dc:date>
    <meta:editing-duration>PT49M34S</meta:editing-duration>
    <meta:editing-cycles>31</meta:editing-cycles>
    <meta:generator>LibreOffice/7.0.4.2$Windows_X86_64 LibreOffice_project/dcf040e67528d9187c66b2379df5ea4407429775</meta:generator>
    <meta:document-statistic meta:object-count="6"/>
  </office:meta>
</office:document-meta>
</file>